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1e22cc" officeooo:paragraph-rsid="00230aa9" style:font-style-asian="normal" style:font-style-complex="normal"/>
    </style:style>
    <style:style style:name="P2" style:family="paragraph" style:parent-style-name="Standard">
      <style:paragraph-properties fo:text-align="justify" style:justify-single-word="false"/>
      <style:text-properties fo:font-style="normal" fo:font-weight="normal" officeooo:rsid="00263c71" officeooo:paragraph-rsid="00403d8d"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fo:font-weight="normal" officeooo:rsid="002793d7" officeooo:paragraph-rsid="002793d7"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1f34ce" officeooo:paragraph-rsid="003cdcf3"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officeooo:rsid="000c2434" officeooo:paragraph-rsid="00230aa9"/>
    </style:style>
    <style:style style:name="P6" style:family="paragraph" style:parent-style-name="Standard">
      <style:paragraph-properties fo:text-align="justify" style:justify-single-word="false"/>
      <style:text-properties officeooo:paragraph-rsid="0041bc8b"/>
    </style:style>
    <style:style style:name="P7" style:family="paragraph" style:parent-style-name="Standard" style:list-style-name="L1">
      <style:paragraph-properties fo:text-align="justify" style:justify-single-word="false"/>
      <style:text-properties fo:font-style="normal" officeooo:rsid="001b1a42" officeooo:paragraph-rsid="00230aa9" style:font-style-asian="normal" style:font-style-complex="normal"/>
    </style:style>
    <style:style style:name="P8" style:family="paragraph" style:parent-style-name="Standard" style:list-style-name="L2">
      <style:paragraph-properties fo:text-align="justify" style:justify-single-word="false"/>
      <style:text-properties fo:font-style="normal" fo:font-weight="normal" officeooo:rsid="002793d7" officeooo:paragraph-rsid="002793d7" style:font-style-asian="normal" style:font-weight-asian="normal" style:font-style-complex="normal" style:font-weight-complex="normal"/>
    </style:style>
    <style:style style:name="P9" style:family="paragraph" style:parent-style-name="Standard" style:list-style-name="L3">
      <style:paragraph-properties fo:text-align="justify" style:justify-single-word="false"/>
      <style:text-properties fo:font-style="normal" fo:font-weight="normal" officeooo:rsid="002cd83d" officeooo:paragraph-rsid="0036dd5b" style:font-style-asian="normal" style:font-weight-asian="normal" style:font-style-complex="normal" style:font-weight-complex="normal"/>
    </style:style>
    <style:style style:name="P10" style:family="paragraph" style:parent-style-name="Standard" style:list-style-name="L3">
      <style:paragraph-properties fo:text-align="justify" style:justify-single-word="false"/>
      <style:text-properties fo:font-style="normal" fo:font-weight="normal" officeooo:rsid="002cd83d" officeooo:paragraph-rsid="002cd83d" style:font-style-asian="normal" style:font-weight-asian="normal" style:font-style-complex="normal" style:font-weight-complex="normal"/>
    </style:style>
    <style:style style:name="P11" style:family="paragraph" style:parent-style-name="Standard" style:list-style-name="L3">
      <style:paragraph-properties fo:text-align="justify" style:justify-single-word="false"/>
      <style:text-properties fo:font-style="normal" fo:font-weight="normal" officeooo:rsid="002cd83d" officeooo:paragraph-rsid="003cdcf3"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5be199" officeooo:paragraph-rsid="005be19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6551ab" officeooo:paragraph-rsid="006911e2"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28eb03" officeooo:paragraph-rsid="005923d8"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officeooo:rsid="001a56b0" officeooo:paragraph-rsid="00230aa9"/>
    </style:style>
    <style:style style:name="P16" style:family="paragraph" style:parent-style-name="Standard">
      <style:paragraph-properties fo:text-align="justify" style:justify-single-word="false"/>
      <style:text-properties fo:font-size="8pt" fo:font-style="normal" officeooo:rsid="001b1a42" officeooo:paragraph-rsid="00230aa9" style:font-size-asian="7pt" style:font-style-asian="normal" style:font-size-complex="8pt" style:font-style-complex="normal"/>
    </style:style>
    <style:style style:name="P17" style:family="paragraph" style:parent-style-name="Standard">
      <style:paragraph-properties fo:text-align="justify" style:justify-single-word="false"/>
      <style:text-properties fo:font-size="8pt" fo:font-style="normal" officeooo:rsid="001f34ce" officeooo:paragraph-rsid="00230aa9" style:font-size-asian="7pt" style:font-style-asian="normal" style:font-size-complex="8pt" style:font-style-complex="normal"/>
    </style:style>
    <style:style style:name="P18" style:family="paragraph" style:parent-style-name="Standard">
      <style:paragraph-properties fo:text-align="justify" style:justify-single-word="false"/>
      <style:text-properties fo:font-size="8pt" fo:font-style="normal" fo:font-weight="bold" officeooo:rsid="0022e1ab" officeooo:paragraph-rsid="0022e1ab" style:font-size-asian="7pt" style:font-style-asian="normal" style:font-weight-asian="bold" style:font-size-complex="8pt" style:font-style-complex="normal" style:font-weight-complex="bold"/>
    </style:style>
    <style:style style:name="P19" style:family="paragraph" style:parent-style-name="Standard">
      <style:paragraph-properties fo:text-align="justify" style:justify-single-word="false"/>
      <style:text-properties fo:font-size="8pt" fo:font-style="normal" fo:font-weight="normal" officeooo:rsid="00263c71" officeooo:paragraph-rsid="002793d7" style:font-size-asian="7pt" style:font-style-asian="normal" style:font-weight-asian="normal" style:font-size-complex="8pt" style:font-style-complex="normal" style:font-weight-complex="normal"/>
    </style:style>
    <style:style style:name="P20" style:family="paragraph" style:parent-style-name="Standard">
      <style:paragraph-properties fo:text-align="justify" style:justify-single-word="false"/>
      <style:text-properties fo:font-size="8pt" fo:font-style="normal" fo:font-weight="normal" officeooo:rsid="002793d7" officeooo:paragraph-rsid="002793d7" style:font-size-asian="7pt" style:font-style-asian="normal" style:font-weight-asian="normal" style:font-size-complex="8pt" style:font-style-complex="normal" style:font-weight-complex="normal"/>
    </style:style>
    <style:style style:name="P21" style:family="paragraph" style:parent-style-name="Standard">
      <style:paragraph-properties fo:text-align="justify" style:justify-single-word="false"/>
      <style:text-properties fo:font-size="8pt" fo:font-style="normal" fo:font-weight="normal" officeooo:rsid="0028eb03" officeooo:paragraph-rsid="005923d8" style:font-size-asian="7pt" style:font-style-asian="normal" style:font-weight-asian="normal" style:font-size-complex="8pt" style:font-style-complex="normal" style:font-weight-complex="normal"/>
    </style:style>
    <style:style style:name="P22" style:family="paragraph" style:parent-style-name="Standard">
      <style:paragraph-properties fo:text-align="justify" style:justify-single-word="false"/>
      <style:text-properties fo:font-size="8pt" fo:font-style="normal" fo:font-weight="normal" officeooo:rsid="002cd83d" officeooo:paragraph-rsid="003cdcf3" style:font-size-asian="7pt" style:font-style-asian="normal" style:font-weight-asian="normal" style:font-size-complex="8pt" style:font-style-complex="normal" style:font-weight-complex="normal"/>
    </style:style>
    <style:style style:name="P23" style:family="paragraph" style:parent-style-name="Standard">
      <style:paragraph-properties fo:text-align="justify" style:justify-single-word="false"/>
      <style:text-properties fo:font-size="8pt" officeooo:rsid="000c2434" officeooo:paragraph-rsid="00230aa9" style:font-size-asian="7pt" style:font-size-complex="8pt"/>
    </style:style>
    <style:style style:name="P24" style:family="paragraph" style:parent-style-name="Standard">
      <style:paragraph-properties fo:text-align="justify" style:justify-single-word="false"/>
      <style:text-properties fo:font-size="8pt" officeooo:rsid="003cdcf3" officeooo:paragraph-rsid="003cdcf3" style:font-size-asian="7pt" style:font-size-complex="8pt"/>
    </style:style>
    <style:style style:name="P25" style:family="paragraph" style:parent-style-name="Standard">
      <style:paragraph-properties fo:text-align="justify" style:justify-single-word="false"/>
      <style:text-properties fo:font-size="8pt" officeooo:paragraph-rsid="0041bc8b" style:font-size-asian="7pt" style:font-size-complex="8pt"/>
    </style:style>
    <style:style style:name="P26" style:family="paragraph" style:parent-style-name="Standard">
      <style:paragraph-properties fo:text-align="justify" style:justify-single-word="false"/>
      <style:text-properties fo:font-size="5pt" officeooo:rsid="001a56b0" officeooo:paragraph-rsid="00230aa9" style:font-size-asian="4.34999990463257pt" style:font-size-complex="5pt"/>
    </style:style>
    <style:style style:name="P27" style:family="paragraph" style:parent-style-name="Standard">
      <style:paragraph-properties fo:text-align="justify" style:justify-single-word="false"/>
      <style:text-properties fo:font-weight="bold" officeooo:rsid="006ec1f4" officeooo:paragraph-rsid="006ec1f4" style:font-weight-asian="bold" style:font-weight-complex="bold"/>
    </style:style>
    <style:style style:name="P28" style:family="paragraph" style:parent-style-name="Standard">
      <style:paragraph-properties fo:margin-top="0cm" fo:margin-bottom="0cm" style:contextual-spacing="false" fo:line-height="100%" fo:text-align="justify" style:justify-single-word="false"/>
      <style:text-properties fo:font-style="normal" fo:font-weight="normal" officeooo:rsid="006551ab" officeooo:paragraph-rsid="006cd108" style:font-style-asian="normal" style:font-weight-asian="normal" style:font-style-complex="normal" style:font-weight-complex="normal"/>
    </style:style>
    <style:style style:name="P29" style:family="paragraph" style:parent-style-name="Standard">
      <style:paragraph-properties fo:margin-top="0cm" fo:margin-bottom="0cm" style:contextual-spacing="false" fo:line-height="100%"/>
      <style:text-properties officeooo:paragraph-rsid="006cd108"/>
    </style:style>
    <style:style style:name="P30" style:family="paragraph" style:parent-style-name="Standard">
      <style:paragraph-properties fo:margin-top="0cm" fo:margin-bottom="0cm" style:contextual-spacing="false" fo:line-height="100%"/>
      <style:text-properties officeooo:paragraph-rsid="0074a860"/>
    </style:style>
    <style:style style:name="P31" style:family="paragraph" style:parent-style-name="Standard">
      <style:paragraph-properties fo:margin-top="0cm" fo:margin-bottom="0cm" style:contextual-spacing="false" fo:line-height="100%"/>
      <style:text-properties style:text-underline-style="solid" style:text-underline-width="auto" style:text-underline-color="font-color" officeooo:paragraph-rsid="006cd108"/>
    </style:style>
    <style:style style:name="T1" style:family="text">
      <style:text-properties officeooo:rsid="000dee01"/>
    </style:style>
    <style:style style:name="T2" style:family="text">
      <style:text-properties officeooo:rsid="000e58af"/>
    </style:style>
    <style:style style:name="T3" style:family="text">
      <style:text-properties style:font-name="Liberation Serif1"/>
    </style:style>
    <style:style style:name="T4" style:family="text">
      <style:text-properties style:font-name="Liberation Serif1" officeooo:rsid="000dee01"/>
    </style:style>
    <style:style style:name="T5" style:family="text">
      <style:text-properties style:font-name="Liberation Serif1" officeooo:rsid="0022e1ab"/>
    </style:style>
    <style:style style:name="T6" style:family="text">
      <style:text-properties style:font-name="Liberation Serif1" fo:font-style="italic" style:font-style-asian="italic" style:font-style-complex="italic"/>
    </style:style>
    <style:style style:name="T7" style:family="text">
      <style:text-properties style:font-name="Liberation Serif1" fo:font-style="italic" officeooo:rsid="006911e2" style:font-style-asian="italic" style:font-style-complex="italic"/>
    </style:style>
    <style:style style:name="T8" style:family="text">
      <style:text-properties style:font-name="Liberation Serif1" fo:font-style="italic" officeooo:rsid="007328c1" style:font-style-asian="italic" style:font-style-complex="italic"/>
    </style:style>
    <style:style style:name="T9" style:family="text">
      <style:text-properties style:font-name="Liberation Serif1" fo:font-style="normal" fo:font-weight="normal" officeooo:rsid="006781fb" style:font-style-asian="normal" style:font-weight-asian="normal" style:font-style-complex="normal" style:font-weight-complex="normal"/>
    </style:style>
    <style:style style:name="T10" style:family="text">
      <style:text-properties style:font-name="Liberation Serif1" fo:font-style="normal" fo:font-weight="normal" officeooo:rsid="0074a860" style:font-style-asian="normal" style:font-weight-asian="normal" style:font-style-complex="normal" style:font-weight-complex="normal"/>
    </style:style>
    <style:style style:name="T11" style:family="text">
      <style:text-properties style:font-name="Liberation Serif1" officeooo:rsid="006698fa"/>
    </style:style>
    <style:style style:name="T12" style:family="text">
      <style:text-properties style:font-name="Liberation Serif1" officeooo:rsid="006781fb"/>
    </style:style>
    <style:style style:name="T13" style:family="text">
      <style:text-properties style:font-name="Liberation Serif1" officeooo:rsid="006911e2"/>
    </style:style>
    <style:style style:name="T14" style:family="text">
      <style:text-properties style:font-name="Liberation Serif1" officeooo:rsid="007328c1"/>
    </style:style>
    <style:style style:name="T15" style:family="text">
      <style:text-properties officeooo:rsid="0017ee76"/>
    </style:style>
    <style:style style:name="T16" style:family="text">
      <style:text-properties fo:font-style="italic" style:font-style-asian="italic" style:font-style-complex="italic"/>
    </style:style>
    <style:style style:name="T17" style:family="text">
      <style:text-properties fo:font-style="italic" officeooo:rsid="000dee01" style:font-style-asian="italic" style:font-style-complex="italic"/>
    </style:style>
    <style:style style:name="T18" style:family="text">
      <style:text-properties fo:font-style="italic" officeooo:rsid="002793d7" style:font-style-asian="italic" style:font-style-complex="italic"/>
    </style:style>
    <style:style style:name="T19" style:family="text">
      <style:text-properties fo:font-style="italic" officeooo:rsid="0028eb03" style:font-style-asian="italic" style:font-style-complex="italic"/>
    </style:style>
    <style:style style:name="T20" style:family="text">
      <style:text-properties fo:font-style="italic" officeooo:rsid="002ae1f0" style:font-style-asian="italic" style:font-style-complex="italic"/>
    </style:style>
    <style:style style:name="T21" style:family="text">
      <style:text-properties fo:font-style="italic" officeooo:rsid="002ce95a" style:font-style-asian="italic" style:font-style-complex="italic"/>
    </style:style>
    <style:style style:name="T22" style:family="text">
      <style:text-properties fo:font-style="italic" officeooo:rsid="002e3d9e" style:font-style-asian="italic" style:font-style-complex="italic"/>
    </style:style>
    <style:style style:name="T23" style:family="text">
      <style:text-properties fo:font-style="italic" officeooo:rsid="002effe3" style:font-style-asian="italic" style:font-style-complex="italic"/>
    </style:style>
    <style:style style:name="T24" style:family="text">
      <style:text-properties fo:font-style="italic" officeooo:rsid="00341042" style:font-style-asian="italic" style:font-style-complex="italic"/>
    </style:style>
    <style:style style:name="T25" style:family="text">
      <style:text-properties fo:font-style="italic" officeooo:rsid="0035a395" style:font-style-asian="italic" style:font-style-complex="italic"/>
    </style:style>
    <style:style style:name="T26" style:family="text">
      <style:text-properties fo:font-style="italic" officeooo:rsid="0036dd5b" style:font-style-asian="italic" style:font-style-complex="italic"/>
    </style:style>
    <style:style style:name="T27" style:family="text">
      <style:text-properties fo:font-style="italic" officeooo:rsid="0038c35d" style:font-style-asian="italic" style:font-style-complex="italic"/>
    </style:style>
    <style:style style:name="T28" style:family="text">
      <style:text-properties fo:font-style="italic" officeooo:rsid="003cdcf3" style:font-style-asian="italic" style:font-style-complex="italic"/>
    </style:style>
    <style:style style:name="T29" style:family="text">
      <style:text-properties fo:font-style="italic" officeooo:rsid="003e507a" style:font-style-asian="italic" style:font-style-complex="italic"/>
    </style:style>
    <style:style style:name="T30" style:family="text">
      <style:text-properties fo:font-style="italic" officeooo:rsid="003f604f" style:font-style-asian="italic" style:font-style-complex="italic"/>
    </style:style>
    <style:style style:name="T31" style:family="text">
      <style:text-properties fo:font-style="italic" officeooo:rsid="00403d8d" style:font-style-asian="italic" style:font-style-complex="italic"/>
    </style:style>
    <style:style style:name="T32" style:family="text">
      <style:text-properties fo:font-style="italic" officeooo:rsid="004396d6" style:font-style-asian="italic" style:font-style-complex="italic"/>
    </style:style>
    <style:style style:name="T33" style:family="text">
      <style:text-properties fo:font-style="italic" officeooo:rsid="004e3399" style:font-style-asian="italic" style:font-style-complex="italic"/>
    </style:style>
    <style:style style:name="T34" style:family="text">
      <style:text-properties fo:font-style="italic" officeooo:rsid="004e5966" style:font-style-asian="italic" style:font-style-complex="italic"/>
    </style:style>
    <style:style style:name="T35" style:family="text">
      <style:text-properties fo:font-style="italic" officeooo:rsid="004f8963" style:font-style-asian="italic" style:font-style-complex="italic"/>
    </style:style>
    <style:style style:name="T36" style:family="text">
      <style:text-properties fo:font-style="italic" officeooo:rsid="00502599" style:font-style-asian="italic" style:font-style-complex="italic"/>
    </style:style>
    <style:style style:name="T37" style:family="text">
      <style:text-properties fo:font-style="italic" officeooo:rsid="00515ae5" style:font-style-asian="italic" style:font-style-complex="italic"/>
    </style:style>
    <style:style style:name="T38" style:family="text">
      <style:text-properties fo:font-style="italic" officeooo:rsid="0053ccfc" style:font-style-asian="italic" style:font-style-complex="italic"/>
    </style:style>
    <style:style style:name="T39" style:family="text">
      <style:text-properties fo:font-style="italic" officeooo:rsid="00541d4a" style:font-style-asian="italic" style:font-style-complex="italic"/>
    </style:style>
    <style:style style:name="T40" style:family="text">
      <style:text-properties fo:font-style="italic" officeooo:rsid="00556d57" style:font-style-asian="italic" style:font-style-complex="italic"/>
    </style:style>
    <style:style style:name="T41" style:family="text">
      <style:text-properties fo:font-style="italic" officeooo:rsid="005923d8" style:font-style-asian="italic" style:font-style-complex="italic"/>
    </style:style>
    <style:style style:name="T42" style:family="text">
      <style:text-properties fo:font-style="italic" officeooo:rsid="005dd871" style:font-style-asian="italic" style:font-style-complex="italic"/>
    </style:style>
    <style:style style:name="T43" style:family="text">
      <style:text-properties fo:font-style="italic" officeooo:rsid="005e75a0" style:font-style-asian="italic" style:font-style-complex="italic"/>
    </style:style>
    <style:style style:name="T44" style:family="text">
      <style:text-properties fo:font-style="italic" officeooo:rsid="0060c939" style:font-style-asian="italic" style:font-style-complex="italic"/>
    </style:style>
    <style:style style:name="T45" style:family="text">
      <style:text-properties fo:font-style="italic" officeooo:rsid="0062a0b2" style:font-style-asian="italic" style:font-style-complex="italic"/>
    </style:style>
    <style:style style:name="T46" style:family="text">
      <style:text-properties fo:font-style="italic" officeooo:rsid="006ae275" style:font-style-asian="italic" style:font-style-complex="italic"/>
    </style:style>
    <style:style style:name="T47" style:family="text">
      <style:text-properties fo:font-style="italic" officeooo:rsid="007065fc" style:font-style-asian="italic" style:font-style-complex="italic"/>
    </style:style>
    <style:style style:name="T48" style:family="text">
      <style:text-properties fo:font-style="italic" style:text-underline-style="none" officeooo:rsid="0030e71e"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1b1a42" style:font-style-asian="normal" style:font-style-complex="normal"/>
    </style:style>
    <style:style style:name="T51" style:family="text">
      <style:text-properties fo:font-style="normal" officeooo:rsid="001e22cc" style:font-style-asian="normal" style:font-style-complex="normal"/>
    </style:style>
    <style:style style:name="T52" style:family="text">
      <style:text-properties fo:font-style="normal" officeooo:rsid="000dee01" style:font-style-asian="normal" style:font-style-complex="normal"/>
    </style:style>
    <style:style style:name="T53" style:family="text">
      <style:text-properties fo:font-style="normal" officeooo:rsid="003cdcf3" style:font-style-asian="normal" style:font-style-complex="normal"/>
    </style:style>
    <style:style style:name="T54" style:family="text">
      <style:text-properties fo:font-style="normal" officeooo:rsid="003e507a" style:font-style-asian="normal" style:font-style-complex="normal"/>
    </style:style>
    <style:style style:name="T55" style:family="text">
      <style:text-properties fo:font-style="normal" officeooo:rsid="00461065" style:font-style-asian="normal" style:font-style-complex="normal"/>
    </style:style>
    <style:style style:name="T56" style:family="text">
      <style:text-properties fo:font-style="normal" officeooo:rsid="0049aaaa" style:font-style-asian="normal" style:font-style-complex="normal"/>
    </style:style>
    <style:style style:name="T57" style:family="text">
      <style:text-properties fo:font-style="normal" officeooo:rsid="0049e36d" style:font-style-asian="normal" style:font-style-complex="normal"/>
    </style:style>
    <style:style style:name="T58" style:family="text">
      <style:text-properties fo:font-style="normal" officeooo:rsid="00502599" style:font-style-asian="normal" style:font-style-complex="normal"/>
    </style:style>
    <style:style style:name="T59" style:family="text">
      <style:text-properties fo:font-style="normal" officeooo:rsid="00515ae5" style:font-style-asian="normal" style:font-style-complex="normal"/>
    </style:style>
    <style:style style:name="T60" style:family="text">
      <style:text-properties fo:font-style="normal" officeooo:rsid="0053ccfc" style:font-style-asian="normal" style:font-style-complex="normal"/>
    </style:style>
    <style:style style:name="T61" style:family="text">
      <style:text-properties fo:font-style="normal" officeooo:rsid="00541d4a" style:font-style-asian="normal" style:font-style-complex="normal"/>
    </style:style>
    <style:style style:name="T62" style:family="text">
      <style:text-properties officeooo:rsid="001b1a42"/>
    </style:style>
    <style:style style:name="T63" style:family="text">
      <style:text-properties officeooo:rsid="00203da5"/>
    </style:style>
    <style:style style:name="T64" style:family="text">
      <style:text-properties officeooo:rsid="002793d7"/>
    </style:style>
    <style:style style:name="T65" style:family="text">
      <style:text-properties officeooo:rsid="0028eb03"/>
    </style:style>
    <style:style style:name="T66" style:family="text">
      <style:text-properties officeooo:rsid="002ae1f0"/>
    </style:style>
    <style:style style:name="T67" style:family="text">
      <style:text-properties officeooo:rsid="002ce95a"/>
    </style:style>
    <style:style style:name="T68" style:family="text">
      <style:text-properties officeooo:rsid="002e3d9e"/>
    </style:style>
    <style:style style:name="T69" style:family="text">
      <style:text-properties officeooo:rsid="002effe3"/>
    </style:style>
    <style:style style:name="T70" style:family="text">
      <style:text-properties officeooo:rsid="0030e71e"/>
    </style:style>
    <style:style style:name="T71" style:family="text">
      <style:text-properties officeooo:rsid="00341042"/>
    </style:style>
    <style:style style:name="T72" style:family="text">
      <style:text-properties officeooo:rsid="003e507a"/>
    </style:style>
    <style:style style:name="T73" style:family="text">
      <style:text-properties officeooo:rsid="000c2434"/>
    </style:style>
    <style:style style:name="T74" style:family="text">
      <style:text-properties officeooo:rsid="003f604f"/>
    </style:style>
    <style:style style:name="T75" style:family="text">
      <style:text-properties officeooo:rsid="00403d8d"/>
    </style:style>
    <style:style style:name="T76" style:family="text">
      <style:text-properties officeooo:rsid="004396d6"/>
    </style:style>
    <style:style style:name="T77" style:family="text">
      <style:text-properties officeooo:rsid="0049e36d"/>
    </style:style>
    <style:style style:name="T78" style:family="text">
      <style:text-properties officeooo:rsid="004e3399"/>
    </style:style>
    <style:style style:name="T79" style:family="text">
      <style:text-properties officeooo:rsid="004f8963"/>
    </style:style>
    <style:style style:name="T80" style:family="text">
      <style:text-properties officeooo:rsid="00541d4a"/>
    </style:style>
    <style:style style:name="T81" style:family="text">
      <style:text-properties officeooo:rsid="00556d57"/>
    </style:style>
    <style:style style:name="T82" style:family="text">
      <style:text-properties officeooo:rsid="0058905c"/>
    </style:style>
    <style:style style:name="T83" style:family="text">
      <style:text-properties officeooo:rsid="005923d8"/>
    </style:style>
    <style:style style:name="T84" style:family="text">
      <style:text-properties officeooo:rsid="005dd871"/>
    </style:style>
    <style:style style:name="T85" style:family="text">
      <style:text-properties officeooo:rsid="005e75a0"/>
    </style:style>
    <style:style style:name="T86" style:family="text">
      <style:text-properties officeooo:rsid="0060c939"/>
    </style:style>
    <style:style style:name="T87" style:family="text">
      <style:text-properties officeooo:rsid="0062a0b2"/>
    </style:style>
    <style:style style:name="T88" style:family="text">
      <style:text-properties style:font-name="Liberation Serif1"/>
    </style:style>
    <style:style style:name="T89" style:family="text">
      <style:text-properties officeooo:rsid="006ae275"/>
    </style:style>
    <style:style style:name="T90" style:family="text">
      <style:text-properties fo:font-weight="bold" style:font-weight-asian="bold"/>
    </style:style>
    <style:style style:name="T91" style:family="text">
      <style:text-properties fo:font-weight="bold" officeooo:rsid="006cd108" style:font-weight-asian="bold"/>
    </style:style>
    <style:style style:name="T92" style:family="text">
      <style:text-properties style:text-underline-style="solid" style:text-underline-width="auto" style:text-underline-color="font-color"/>
    </style:style>
    <style:style style:name="T93" style:family="text">
      <style:text-properties fo:font-size="8pt" style:font-size-asian="8pt"/>
    </style:style>
    <style:style style:name="T94" style:family="text">
      <style:text-properties style:text-position="sub 58%"/>
    </style:style>
    <style:style style:name="T95" style:family="text">
      <style:text-properties style:text-position="super 58%"/>
    </style:style>
    <style:style style:name="T96" style:family="text">
      <style:text-properties style:font-name="Cambria Math"/>
    </style:style>
    <style:style style:name="T97" style:family="text">
      <style:text-properties officeooo:rsid="007065fc"/>
    </style:style>
    <style:style style:name="T98" style:family="text">
      <style:text-properties officeooo:rsid="007328c1"/>
    </style:style>
    <style:style style:name="T99" style:family="text">
      <style:text-properties officeooo:rsid="0074a8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Write-up for the Object Oriented Programming <text:span text:style-name="T49">practical assignment</text:span></text:p>
      <text:p text:style-name="P25"/>
      <text:p text:style-name="P6"><text:span text:style-name="T73">Task (5) asks for a command bound to Ctrl-S which provides a search feature to EWOKS. When the user presses the Ctrl-S key combination, the minibuffer prompts the user to enter the string that they wish to search the document for (“Search for:”); this is stored in global variable </text:span><text:span text:style-name="T26">searchfor</text:span><text:span text:style-name="T1">. I used the pre-existing minibuffer feature of the editor to do this – using the </text:span><text:span text:style-name="T37">readString</text:span><text:span text:style-name="T53"> function </text:span><text:span text:style-name="T58">in the </text:span><text:span text:style-name="T36">MiniBuffer </text:span><text:span text:style-name="T58">object</text:span><text:span text:style-name="T1">. In this method an instance of the M</text:span><text:span text:style-name="T37">iniBuffer </text:span><text:span text:style-name="T59">class is made</text:span><text:span text:style-name="T1"> called </text:span><text:span text:style-name="T37">mini </text:span><text:span text:style-name="T59">which </text:span><text:span text:style-name="T1">has its own command loop. This allows the user to enter their search string, and only when the user presses Return is the string processed. The search moves the current editing position forward until it is at the </text:span><text:span text:style-name="T52">end</text:span><text:span text:style-name="T1"> of the next occurrence of the string. If the string is not found before the end of the file, then the function loops back to search from the beginning. If an occurrence is found, it then uses the existing </text:span><text:span text:style-name="T28">point </text:span><text:span text:style-name="T53">function in </text:span><text:span text:style-name="T59">the </text:span><text:span text:style-name="T28">EdBuffer</text:span><text:span text:style-name="T53"> </text:span><text:span text:style-name="T59">class </text:span><text:span text:style-name="T53">to move the cursor on the display for the user. </text:span><text:span text:style-name="T1">The behaviour of the editor is such that, if the editing position is already in the middle of an occurrence of the search string, the program moves the editing position to the end of this current occurrence. When the editing position is already at the end of an occurrence of </text:span><text:span text:style-name="T26">searchfor</text:span><text:span text:style-name="T1">, the program looks for the next occurrence. If no occurrences of the string are found in the file, then the minibuffer is used to display an error message to the user (“No such string, '&lt;</text:span><text:span text:style-name="T17">searchfor</text:span><text:span text:style-name="T1">&gt;', exists (press RETURN)”) and similarly if the editing position is already at the only occurrence of the requested string in the text (“This is the only occurrence of the string '&lt;</text:span><text:span text:style-name="T17">searchfor</text:span><text:span text:style-name="T1">&gt;' (press RETURN)”). Both of these error messages are created using the </text:span><text:span text:style-name="T37">message </text:span><text:span text:style-name="T59">function found in the </text:span><text:span text:style-name="T37">MiniBuffer </text:span><text:span text:style-name="T59">object.</text:span></text:p>
      <text:p text:style-name="P23"/>
      <text:p text:style-name="P5"><text:span text:style-name="T1">While the </text:span><text:span text:style-name="T38">readString </text:span><text:span text:style-name="T60">function of the </text:span><text:span text:style-name="T1">minibuffer is in use, any commands unrecognised by </text:span><text:span text:style-name="T17">keymap</text:span><text:span text:style-name="T1"> cause “BEEP!” to be printed on the terminal. The only commands provided whilst searching (other than typing the string and navigating the minibuffer with the cursor) are Return, which exits the minibuffer so as to proceed with the search, and Ctrl-G which exits the minibuffer, aborting the task and returning to the original editing position as it does so. This is all existing behaviour implemented by the </text:span><text:span text:style-name="T17">MiniBuffer</text:span><text:span text:style-name="T52"> </text:span><text:span text:style-name="T55">class and object. </text:span><text:span text:style-name="T52">The</text:span><text:span text:style-name="T1"> string that the user searches for becomes the default search string for future uses of the Ctrl-S command (and for the Ctrl-U command implemented in task (</text:span><text:span text:style-name="T4">β</text:span><text:span text:style-name="T1">)). If the empty string “” is entered by the user, the program returns to its original editing position, and the default search string is not updated.</text:span></text:p>
      <text:p text:style-name="P23"/>
      <text:p text:style-name="P5">Task (<text:span text:style-name="T4">β</text:span>) asks for a command bound to Ctrl-<text:span text:style-name="T15">U</text:span> <text:span text:style-name="T2">which </text:span>provides a search <text:span text:style-name="T15">and replace </text:span>feature to EWOKS. <text:span text:style-name="T1">When the user presses the Ctrl-U key combination, the minibuffer prompts the user for two inputs. Firstly, to enter the string that they wish to search for within the document (“Search for:”); this is again stored in global variable </text:span><text:span text:style-name="T27">searchfor </text:span><text:span text:style-name="T56">and</text:span><text:span text:style-name="T1"> uses the existing </text:span><text:span text:style-name="T38">readString </text:span><text:span text:style-name="T60">function in the </text:span><text:span text:style-name="T38">MiniBuffer </text:span><text:span text:style-name="T60">object </text:span><text:span text:style-name="T52">of</text:span><text:span text:style-name="T1"> the editor. This has a shared default search string with the Ctrl-S command in task (5) as they both make use of the same global variable. Once the user has entered their desired search string, they are then prompted by the minibuffer for the string that they wish to use for the replacements (“Replace with:”); this also uses </text:span><text:span text:style-name="T39">readString </text:span><text:span text:style-name="T61">and </text:span><text:span text:style-name="T1">is stored in global variable </text:span><text:span text:style-name="T27">replace</text:span><text:span text:style-name="T1">. The minibuffer is implemented in this task in the same way as the previous task, using a command loop with Return being the key the user presses to advance to the next stage, and Ctrl-G being a command that aborts the current process and returns to the original editing position.</text:span></text:p>
      <text:p text:style-name="P23"/>
      <text:p text:style-name="P15"><text:span text:style-name="T77">The search and replace</text:span> feature moves the editing position to the <text:span text:style-name="T77">beginning</text:span><text:span text:style-name="T49"> of each occurrence of the search string, </text:span><text:span text:style-name="T57">compared to the search feature which moves it to the end. Search and replace again uses </text:span><text:span text:style-name="T29">EdBuffer.point</text:span><text:span text:style-name="T54"> to move the cursor on the display,</text:span><text:span text:style-name="T49"> and </text:span><text:span text:style-name="T61">this time uses </text:span><text:span text:style-name="T49">the </text:span><text:span text:style-name="T39">Display </text:span><text:span text:style-name="T61">class's </text:span><text:span text:style-name="T39">message </text:span><text:span text:style-name="T61">function </text:span><text:span text:style-name="T49">to ask the user “Do you wish to replace this occurrence of '&lt;</text:span><text:span text:style-name="T27">searchfor</text:span><text:span text:style-name="T49">&gt;'?”. If the editing position is in the middle of an occurrence of the search string when the process is started, then the editing position moves back to the beginning of the current occurrence, otherwise it </text:span><text:span text:style-name="T51">advances</text:span><text:span text:style-name="T49"> to the next occurrence, </text:span><text:span text:style-name="T51">searching until the end of the file is reached</text:span><text:span text:style-name="T49">. </text:span><text:span text:style-name="T50">When being asked if they would like to replace an occurrence of the search string, the user has a choice of commands to press (as stated in the task brief):</text:span></text:p>
      <text:p text:style-name="P26"><text:span text:style-name="T50"/></text:p>
      <text:list xml:id="list5370071081110311241" text:style-name="L1">
        <text:list-item>
          <text:p text:style-name="P7"><text:span text:style-name="T77">S</text:span>pace, 'y' or 'Y' – replace this occurrence of the search string and move to the next.</text:p>
        </text:list-item>
        <text:list-item>
          <text:p text:style-name="P7"><text:soft-page-break/><text:span text:style-name="T77">B</text:span>ackspace, 'n' or 'N' – leave this occurrence unchanged and move to the next.</text:p>
        </text:list-item>
        <text:list-item>
          <text:p text:style-name="P7">Return – exit the replacement process.</text:p>
        </text:list-item>
        <text:list-item>
          <text:p text:style-name="P7">'.' - make this replacement and then exit.</text:p>
        </text:list-item>
        <text:list-item>
          <text:p text:style-name="P7">'!' - make this replacement and all further replacements without prompting.</text:p>
        </text:list-item>
      </text:list>
      <text:p text:style-name="P16"/>
      <text:p text:style-name="P1"><text:span text:style-name="T80">I have implemented this using a command loop within the </text:span><text:span text:style-name="T39">searchReplace </text:span><text:span text:style-name="T80">function of the </text:span><text:span text:style-name="T39">Editor </text:span><text:span text:style-name="T80">class, and a new </text:span><text:span text:style-name="T39">Keymap </text:span><text:span text:style-name="T80">named </text:span><text:span text:style-name="T39">srkeymap </text:span><text:span text:style-name="T80">in the </text:span><text:span text:style-name="T39">Editor </text:span><text:span text:style-name="T80">object (this is explained further later in the write-up). </text:span>Any other key being pressed at this stage causes “BEEP!” to be printed on the<text:span text:style-name="T1"> terminal</text:span>. <text:span text:style-name="T62">If either of the first 2 options are chosen, the program either makes or doesn't make the replacement (as specified) and then searches automatically for the next occurrence, before again asking the user whether or not they would like to replace it.</text:span></text:p>
      <text:p text:style-name="P17"/>
      <text:p text:style-name="P4">When the process terminates, a message is printed on the minibuffer for the user informing them how many occurrences of the search string were found, and how many of those were replaced, <text:span text:style-name="T81">using the </text:span><text:span text:style-name="T40">message </text:span><text:span text:style-name="T81">method of the </text:span><text:span text:style-name="T40">MiniBuffer </text:span><text:span text:style-name="T81">object</text:span>. (“&lt;<text:span text:style-name="T16">search</text:span><text:span text:style-name="T27">count</text:span>&gt; occurrences of '&lt;<text:span text:style-name="T27">searchfor</text:span>&gt;' were found, &lt;<text:span text:style-name="T27">replacecount</text:span>&gt; were replaced (press RETURN)”.) The process terminates for one of 2 reasons – when no more occurrences of the search string are found before the end of the file (including the case that there were no occurrences at all found), or when the user chooses to exit the process. <text:span text:style-name="T63">When this happens, the editing position of the text returns to wherever the cursor was last – be this at an occurrence of search/replace string, or where the editing position was before the user pressed Ctrl-U.</text:span></text:p>
      <text:p text:style-name="P18"/>
      <text:p text:style-name="P2"><text:span text:style-name="T72">Both tasks (5) and (</text:span><text:span text:style-name="T4">β</text:span><text:span text:style-name="T72">) are implemented by easily adding an extra mapping to </text:span><text:span text:style-name="T29">keymap</text:span><text:span text:style-name="T72"> in the object </text:span><text:span text:style-name="T29">Editor;</text:span><text:span text:style-name="T72"> this then, as with the existing commands, is mapped to a method in the </text:span><text:span text:style-name="T29">Editor </text:span><text:span text:style-name="T72">class (namely </text:span><text:span text:style-name="T31">search </text:span><text:span text:style-name="T82">or </text:span><text:span text:style-name="T31">searchReplace</text:span><text:span text:style-name="T75">). These make use of methods in the </text:span><text:span text:style-name="T31">Text</text:span><text:span text:style-name="T75"> class called </text:span><text:span text:style-name="T18">indexOfLoop</text:span><text:span text:style-name="T64"> and </text:span><text:span text:style-name="T18">indexOf</text:span><text:span text:style-name="T64"> respectively, which each locate the next occurrence of the search string in the file (just as the </text:span><text:span text:style-name="T18">indexOf</text:span><text:span text:style-name="T64"> method in the </text:span><text:span text:style-name="T18">String</text:span><text:span text:style-name="T64"> class does). The method </text:span><text:span text:style-name="T18">indexOf</text:span><text:span text:style-name="T64"> stops and returns a flag (-1) if it reaches the end of the file without finding an occurrence of the search string, whereas </text:span><text:span text:style-name="T18">indexOfLoop</text:span><text:span text:style-name="T64"> continues to check from the beginning of the file , stopping only when it has returned to its starting position again.</text:span></text:p>
      <text:p text:style-name="P19"/>
      <text:p text:style-name="P3"><text:span text:style-name="T16">search</text:span> is a simple method which makes use of:</text:p>
      <text:list xml:id="list7162303490520990094" text:style-name="L2">
        <text:list-item>
          <text:p text:style-name="P8"><text:span text:style-name="T41">p - </text:span>a variable to store the original editing position of the editor</text:p>
        </text:list-item>
        <text:list-item>
          <text:p text:style-name="P8"><text:span text:style-name="T41">res –</text:span><text:span text:style-name="T83"> a variable </text:span>to store the <text:span text:style-name="T65">result of </text:span><text:span text:style-name="T19">indexOfLoop</text:span><text:span text:style-name="T65"> which is the position of the next occurrence of the search string or -1 if there are no further occurrences</text:span></text:p>
        </text:list-item>
      </text:list>
      <text:p text:style-name="P20"/>
      <text:p text:style-name="P14"><text:span text:style-name="T16">searchReplace</text:span> is a<text:span text:style-name="T66"> similar method to </text:span><text:span text:style-name="T20">search</text:span><text:span text:style-name="T66">, however it has a while loop (with a boolean variable exit which indicates when the loop should terminate) so that, when it has finished processing the current occurrence, the feature looks for the next occurrence of the search string. To allow the message (mentioned above), including the numbers of replacements, to be displayed when the function terminates, 2 global variables named searchcount and </text:span><text:span text:style-name="T33">replacecount </text:span><text:span text:style-name="T78">store the number of occurrences of </text:span><text:span text:style-name="T33">search</text:span><text:span text:style-name="T34">f</text:span><text:span text:style-name="T33">or</text:span><text:span text:style-name="T78"> that have been found and replaced. Both </text:span><text:span text:style-name="T20">searchReplace</text:span><text:span text:style-name="T66"> and the methods that </text:span><text:span text:style-name="T33">searchReplace </text:span><text:span text:style-name="T78">calls increment these variables</text:span><text:span text:style-name="T20"> </text:span><text:span text:style-name="T78">when necessary. Where the </text:span><text:span text:style-name="T20">searchReplace </text:span><text:span text:style-name="T66">feature alters the file, </text:span><text:span text:style-name="T30">Change </text:span><text:span text:style-name="T74">objects are created and added onto the stack </text:span><text:span text:style-name="T30">history</text:span><text:span text:style-name="T74"> in </text:span><text:span text:style-name="T30">Undoable <text:s/></text:span><text:span text:style-name="T41">(</text:span><text:span text:style-name="T74">in the same way that changes are added to the stack from other commands that the user may carry out). This means that the Ctrl-Z and Ctrl-Y commands do not need to be altered in any way and still allow the user to undo and redo the changes made through </text:span><text:span text:style-name="T30">searchReplace.</text:span><text:span text:style-name="T74"> As previously mentioned, I created a second </text:span><text:span text:style-name="T30">Keymap</text:span><text:span text:style-name="T74"> in the </text:span><text:span text:style-name="T30">Editor</text:span><text:span text:style-name="T74"> object called </text:span><text:span text:style-name="T20">srkeymap</text:span><text:span text:style-name="T66"> to be used in the </text:span><text:span text:style-name="T20">searchReplace</text:span><text:span text:style-name="T66"> method. This implements the functionality for each of the possible keys the user can press when shown an occurrence of their search string. This </text:span><text:span text:style-name="T20">Keymap</text:span><text:span text:style-name="T66"> then carries out one of the following commands, before returning to </text:span><text:span text:style-name="T20">searchReplace</text:span><text:span text:style-name="T66">:</text:span></text:p>
      <text:p text:style-name="P21"/>
      <text:list xml:id="list8342489343319380750" text:style-name="L3">
        <text:list-item>
          <text:p text:style-name="P9"><text:span text:style-name="T16">sRCommand</text:span> – <text:span text:style-name="T67">this method is bound to Space, 'Y' and 'y'. It replaces only the current occurrence of the search string with the replace string and creates an </text:span><text:span text:style-name="T21">SRChange</text:span><text:span text:style-name="T67"> object to be </text:span><text:soft-page-break/><text:span text:style-name="T67">added to the history stack. </text:span><text:span text:style-name="T21">SRChange </text:span><text:span text:style-name="T67">extends </text:span><text:span text:style-name="T21">Change</text:span><text:span text:style-name="T67"> and therefore has a </text:span><text:span text:style-name="T21">undo</text:span><text:span text:style-name="T67"> and </text:span><text:span text:style-name="T21">redo </text:span><text:span text:style-name="T83">methods which allow the user to undo/redo the replacement. It is passed the following arguments:</text:span></text:p>
          <text:list>
            <text:list-item>
              <text:p text:style-name="P9"><text:span text:style-name="T35">pos - </text:span><text:span text:style-name="T83">the</text:span><text:span text:style-name="T41"> </text:span><text:span text:style-name="T67">position of the replacement</text:span></text:p>
            </text:list-item>
            <text:list-item>
              <text:p text:style-name="P9"><text:span text:style-name="T35">searchfor</text:span><text:span text:style-name="T79"> - the search string </text:span></text:p>
            </text:list-item>
            <text:list-item>
              <text:p text:style-name="P9"><text:span text:style-name="T35">replace </text:span><text:span text:style-name="T79">- the replace string</text:span></text:p>
            </text:list-item>
          </text:list>
        </text:list-item>
        <text:list-item>
          <text:p text:style-name="P10"><text:span text:style-name="T22">n</text:span><text:span text:style-name="T16">oCommand</text:span> - <text:span text:style-name="T68">this method is bound to Backspace, 'N' and 'n' and does nothing at all. It was necessary to have a method called from </text:span><text:span text:style-name="T22">srkeymap</text:span><text:span text:style-name="T68"> so that there was not a null pointer for these key bounds. It is empty however, because when these keys are pressed, the program just needs to return to the while loop in </text:span><text:span text:style-name="T22">searchReplace</text:span><text:span text:style-name="T68"> to look for the next occurrence of the search string without changing anything in the file.</text:span></text:p>
        </text:list-item>
        <text:list-item>
          <text:p text:style-name="P10"><text:span text:style-name="T22">q</text:span><text:span text:style-name="T16">uitSRCommand</text:span> – <text:span text:style-name="T69">this method is bound to Return. As with </text:span><text:span text:style-name="T23">noCommand</text:span><text:span text:style-name="T69">, we don't want </text:span><text:span text:style-name="T23">quitSRCommand</text:span><text:span text:style-name="T69"> to change anything in the file, however it also needs to exit the while loop in </text:span><text:span text:style-name="T23">searchReplace</text:span><text:span text:style-name="T69">, we therefore use this method to set </text:span><text:span text:style-name="T23">exit</text:span><text:span text:style-name="T69"> to true.</text:span></text:p>
        </text:list-item>
        <text:list-item>
          <text:p text:style-name="P10"><text:span text:style-name="T16">oneRCommand</text:span> – <text:span text:style-name="T69">this method is bound to '.'. It makes one replacement by calling </text:span><text:span text:style-name="T23">sRCommand</text:span><text:span text:style-name="T69"> (creating an </text:span><text:span text:style-name="T23">SRChange</text:span><text:span text:style-name="T69"> object, described above, as it does), but then also calls </text:span><text:span text:style-name="T23">quitSRCommand</text:span><text:span text:style-name="T69"> to set </text:span><text:span text:style-name="T41">exit </text:span><text:span text:style-name="T83">to true so that this is the final replacement made. It then returns the </text:span><text:span text:style-name="T24">SRChange</text:span><text:span text:style-name="T69">.</text:span></text:p>
        </text:list-item>
        <text:list-item>
          <text:p text:style-name="P9"><text:span text:style-name="T16">sRMassCommand</text:span> – <text:span text:style-name="T70">this method is bound to '!' and is used to replace all the remaining occurrences of the search string until the end of the file. The method uses its own while loop to find (and replace) each of the remaining occurrences of the search string and an array </text:span><text:span text:style-name="T48">positions</text:span><text:span text:style-name="T70"> to store the locations of each of these occurrences. It finally creates an </text:span><text:span text:style-name="T24">SRMassChange</text:span><text:span text:style-name="T71"> object to add to the </text:span><text:span text:style-name="T24">history</text:span><text:span text:style-name="T71"> stack. </text:span><text:span text:style-name="T24">SRMassChange</text:span><text:span text:style-name="T71"> also extends </text:span><text:span text:style-name="T24">Change, </text:span><text:span text:style-name="T71">meaning it has both </text:span><text:span text:style-name="T24">undo </text:span><text:span text:style-name="T71">and </text:span><text:span text:style-name="T24">redo</text:span><text:span text:style-name="T71"> methods allowing the user to undo/redo the changes that are made. </text:span><text:span text:style-name="T24">SRMassChange </text:span><text:span text:style-name="T71">has the following arguments:</text:span></text:p>
          <text:list>
            <text:list-item>
              <text:p text:style-name="P9"><text:span text:style-name="T35">searchfor </text:span><text:span text:style-name="T79">- the search string</text:span></text:p>
            </text:list-item>
            <text:list-item>
              <text:p text:style-name="P9"><text:span text:style-name="T35">replace </text:span><text:span text:style-name="T79">- the replace string </text:span></text:p>
            </text:list-item>
            <text:list-item>
              <text:p text:style-name="P9"><text:span text:style-name="T35">positions</text:span><text:span text:style-name="T79"> - the array that allows all of the changes made in </text:span><text:span text:style-name="T32">SRMassCommand</text:span><text:span text:style-name="T76"> to be undone and redone in one go with a Ctrl-Z/Ctrl-Y command from the user</text:span></text:p>
            </text:list-item>
            <text:list-item>
              <text:p text:style-name="P11"><text:span text:style-name="T35">i </text:span><text:span text:style-name="T79">- an integer which is used to keep track of the number of entries in </text:span><text:span text:style-name="T25">positions</text:span></text:p>
            </text:list-item>
          </text:list>
        </text:list-item>
      </text:list>
      <text:p text:style-name="P22"/>
      <text:p text:style-name="P12"><text:span text:style-name="T87">To ensure that inconsistencies in the editor state do not occur, I have implemented</text:span> all commands <text:span text:style-name="T86">by following the same sequence of events</text:span>. <text:span text:style-name="T89">Inconsistencies could easily occur in the editor between the text buffer, display and line-map when changes are made. For example when a character is inserted </text:span><text:span text:style-name="T46">Text </text:span><text:span text:style-name="T89">must be updated to hold the new character in the correct position in the buffer</text:span><text:span text:style-name="T46">, PlaneText </text:span><text:span text:style-name="T89">must update the line-map so that it contains the new character (be this is a standard character or a newline character), and the display must be updated for the user to show the successful insertion. </text:span>The command loop <text:span text:style-name="T97">(</text:span><text:span text:style-name="T47">commandLoop</text:span><text:span text:style-name="T97">)</text:span>, which is run by <text:span text:style-name="T16">Editor</text:span> <text:span text:style-name="T85">class, </text:span>gathers the key(s) that the user presses a<text:span text:style-name="T97">nd </text:span>looks up <text:span text:style-name="T85">in </text:span><text:span text:style-name="T43">keymap </text:span><text:span text:style-name="T85">(and performs) </text:span>which<text:span text:style-name="T84">ever</text:span> <text:span text:style-name="T84">method </text:span>this is <text:span text:style-name="T84">is bound to - also in the </text:span><text:span text:style-name="T42">Editor </text:span><text:span text:style-name="T85">class. It then updates the display for the user to see the alteration</text:span>. <text:span text:style-name="T85">Any changes to the file are carried out through the object </text:span><text:span text:style-name="T43">ed,</text:span><text:span text:style-name="T85"> an instance of the </text:span><text:span text:style-name="T43">EdBuffer </text:span><text:span text:style-name="T85">class, which calls methods on an object </text:span><text:span text:style-name="T46">text </text:span><text:span text:style-name="T85">of class </text:span><text:span text:style-name="T44">PlaneText </text:span><text:span text:style-name="T89">to update the line-map. Methods implemented inside </text:span><text:span text:style-name="T46">PlaneText </text:span><text:span text:style-name="T89">each update the buffer of character by making </text:span><text:span text:style-name="T46">super</text:span><text:span text:style-name="T89"> calls where necessary. A </text:span><text:span text:style-name="T43">Change</text:span><text:span text:style-name="T85"> object is created if any alterations are made to the file and added to the </text:span><text:span text:style-name="T43">history</text:span><text:span text:style-name="T85"> stack in </text:span><text:span text:style-name="T43">Undoable</text:span><text:span text:style-name="T85"> to ensure that all changes can be undone and redone in the same way. The </text:span><text:span text:style-name="T43">undo</text:span><text:span text:style-name="T85"> and </text:span><text:span text:style-name="T43">redo</text:span><text:span text:style-name="T85"> methods of each </text:span><text:span text:style-name="T45">Change</text:span><text:span text:style-name="T85"> object are commands bound to Ctrl-Z and Ctrl-Y respectively, meaning that reversal of the changes that occur in the editor also follow the same sequence of events described above, and thereby also ensure the consistency of the editor.</text:span></text:p>
      <text:p text:style-name="P24"/>
      <text:p text:style-name="P13"><text:span text:style-name="T5">I</text:span><text:span text:style-name="T3">n tasks (</text:span><text:span text:style-name="T3">γ</text:span><text:span text:style-name="T3">) and (</text:span><text:span text:style-name="T3">δ</text:span><text:span text:style-name="T3">), the </text:span><text:span text:style-name="T6">PlaneText </text:span><text:span text:style-name="T3">class is altered so that it can no longer see the implementation of the map of line lengths. Instead class </text:span><text:span text:style-name="T6">LineMap </text:span><text:span text:style-name="T3">encapsulates this mapping and </text:span><text:span text:style-name="T8">linemap</text:span><text:span text:style-name="T14">, and instance of this class, </text:span><text:span text:style-name="T3">provides an interface </text:span><text:span text:style-name="T14">to </text:span><text:span text:style-name="T6">PlaneText. </text:span><text:span text:style-name="T8">PlaneText</text:span><text:span text:style-name="T6"> </text:span><text:span text:style-name="T3">can utilise </text:span><text:span text:style-name="T14">the interface</text:span><text:span text:style-name="T3"> to update the </text:span><text:soft-page-break/><text:span text:style-name="T14">line-map</text:span><text:span text:style-name="T3"> when changes are made in the file and access information about the mapping, but not see the implementation </text:span><text:span text:style-name="T14">itself</text:span><text:span text:style-name="T6">.</text:span><text:span text:style-name="T3"> </text:span><text:span text:style-name="T13">Between tasks </text:span><text:span text:style-name="T3">(</text:span><text:span text:style-name="T3">γ</text:span><text:span text:style-name="T3">) and (</text:span><text:span text:style-name="T3">δ</text:span><text:span text:style-name="T3">) </text:span><text:span text:style-name="T13">no modules of the program are altered except the internal implementations of </text:span><text:span text:style-name="T7">LineMap –</text:span><text:span text:style-name="T13"> which both provide the same interface to </text:span><text:span text:style-name="T7">linemap </text:span><text:span text:style-name="T13">in </text:span><text:span text:style-name="T7">PlaneText. </text:span><text:span text:style-name="T11">Task</text:span><text:span text:style-name="T3"> (</text:span><text:span text:style-name="T3">γ</text:span><text:span text:style-name="T11">) implements the </text:span><text:span text:style-name="T14">mapping</text:span><text:span text:style-name="T11"> using an array of integer line lengths, whereas task </text:span><text:span text:style-name="T3">(</text:span><text:span text:style-name="T3">δ</text:span><text:span text:style-name="T3">) </text:span><text:span text:style-name="T11">uses a randomised binary tree which enables all operations to be executed in a time at most proportional to log N with high probability. </text:span><text:span text:style-name="T12">I used question 7 of the second object oriented programming tutorial sheet (and the solution to this question) to help me with task</text:span><text:span text:style-name="T3"> (</text:span><text:span text:style-name="T3">δ</text:span><text:span text:style-name="T3">).</text:span></text:p>
      <text:p text:style-name="P13"><text:span text:style-name="T3"/></text:p>
      <text:p text:style-name="P29"><text:span text:style-name="T91">S</text:span><text:span text:style-name="T90">pecification of </text:span><text:span text:style-name="T91">the interface of </text:span><text:span text:style-name="T90">LineMap</text:span></text:p>
      <text:p text:style-name="P29"/>
      <text:p text:style-name="P29">STATE llen = Seq[Int] <text:s text:c="9"/>- <text:span text:style-name="T98">a sequence of integers, each of which is the length of a line in the text</text:span></text:p>
      <text:p text:style-name="P29">INIT llen = [1]</text:p>
      <text:p text:style-name="P29"/>
      <text:p text:style-name="P30">Abstract invariant:</text:p>
      <text:p text:style-name="P30"><text:span text:style-name="T99">(Here I used </text:span><text:span text:style-name="T9">question </text:span><text:span text:style-name="T10">4</text:span><text:span text:style-name="T9"> of the </text:span><text:span text:style-name="T10">thir</text:span><text:span text:style-name="T9">d object oriented programming tutorial sheet</text:span><text:span text:style-name="T10">)</text:span></text:p>
      <text:p text:style-name="P29"><text:bookmark text:name="_GoBack"/>llen = map ((+1)∙ length) (lines text)</text:p>
      <text:p text:style-name="P29">where text is the sequence of characters contained in the file in use</text:p>
      <text:p text:style-name="P29"/>
      <text:p text:style-name="P29"><text:span text:style-name="T92">numLines = r: Int</text:span></text:p>
      <text:p text:style-name="P29">P<text:span text:style-name="T93">OST: </text:span>llen = llen<text:span text:style-name="T94">0</text:span></text:p>
      <text:p text:style-name="P29"><text:span text:style-name="T95"><text:s text:c="14"/></text:span>r = length llen</text:p>
      <text:p text:style-name="P29"/>
      <text:p text:style-name="P29"><text:span text:style-name="T92">getLineLength (n: Int) = r: Int</text:span></text:p>
      <text:p text:style-name="P29">P<text:span text:style-name="T93">RE:</text:span> 0 ≤ n &lt; length llen</text:p>
      <text:p text:style-name="P29">P<text:span text:style-name="T93">OST: </text:span>llen = llen<text:span text:style-name="T94">0</text:span></text:p>
      <text:p text:style-name="P29"><text:s text:c="8"/>r = llen(n)</text:p>
      <text:p text:style-name="P31"/>
      <text:p text:style-name="P29"><text:span text:style-name="T92">getRow (pos: Int) = r: Int</text:span></text:p>
      <text:p text:style-name="P29">P<text:span text:style-name="T93">RE:</text:span> 0 ≤ pos &lt; sum llen</text:p>
      <text:p text:style-name="P29">P<text:span text:style-name="T93">OST: </text:span>llen = llen<text:span text:style-name="T94">0</text:span></text:p>
      <text:p text:style-name="P29"><text:s text:c="8"/>0 ≤ r &lt; length llen</text:p>
      <text:p text:style-name="P29"><text:s text:c="8"/>sum llen[0..r) ≤ pos &lt; sum llen[0..r+1)</text:p>
      <text:p text:style-name="P31"/>
      <text:p text:style-name="P29"><text:span text:style-name="T92">getColumn (pos: Int) = r: Int</text:span></text:p>
      <text:p text:style-name="P29">P<text:span text:style-name="T93">RE:</text:span> 0 ≤ pos &lt; sum llen</text:p>
      <text:p text:style-name="P29">P<text:span text:style-name="T93">OST: </text:span>llen = llen<text:span text:style-name="T94">0</text:span></text:p>
      <text:p text:style-name="P29"><text:s text:c="8"/>0 ≤ r &lt; max llen</text:p>
      <text:p text:style-name="P29"><text:s text:c="8"/>r = pos – linestart</text:p>
      <text:p text:style-name="P29"><text:tab/>where linestart = sum llen[0..getRow(pos))</text:p>
      <text:p text:style-name="P31"/>
      <text:p text:style-name="P29"><text:span text:style-name="T92">clear()</text:span></text:p>
      <text:p text:style-name="P29">P<text:span text:style-name="T93">OST: </text:span>llen = [1]</text:p>
      <text:p text:style-name="P31"/>
      <text:p text:style-name="P29"><text:span text:style-name="T92">insert (pos: Int, ch: Char)</text:span></text:p>
      <text:p text:style-name="P29">P<text:span text:style-name="T93">RE:</text:span> 0 ≤ pos &lt; sum llen</text:p>
      <text:p text:style-name="P29">P<text:span text:style-name="T93">OST: </text:span>sum llen = sum llen<text:span text:style-name="T94">0</text:span> + 1</text:p>
      <text:p text:style-name="P29"><text:span text:style-name="T93"><text:s text:c="11"/></text:span>IF ch ≠ ‘\n’ THEN llen = llen<text:span text:style-name="T94">0</text:span>[0..n) ++ [llen<text:span text:style-name="T94">0</text:span>(n)+1] ++ llen<text:span text:style-name="T94">0</text:span>[n+1..length llen<text:span text:style-name="T94">0</text:span>)</text:p>
      <text:p text:style-name="P29"><text:s text:c="8"/>ELSE llen = llen<text:span text:style-name="T94">0</text:span>[0..n) ++ [col+1] ++ [getLineLength(row)-col] ++ llen<text:span text:style-name="T94">0</text:span>[n+1..length llen<text:span text:style-name="T94">0</text:span>)</text:p>
      <text:p text:style-name="P29"><text:tab/>where col = getColumn(pos)</text:p>
      <text:p text:style-name="P29"><text:s text:c="21"/>row = getRow(pos)</text:p>
      <text:p text:style-name="P31"/>
      <text:p text:style-name="P29"><text:span text:style-name="T92">insert (pos: Int, s: String)</text:span></text:p>
      <text:p text:style-name="P29"><text:soft-page-break/>P<text:span text:style-name="T93">RE:</text:span> 0 ≤ pos &lt; sum llen</text:p>
      <text:p text:style-name="P29">P<text:span text:style-name="T93">OST: </text:span>as<text:span text:style-name="T93"> </text:span>insert(pos+i, ch), <text:span text:style-name="T96">∀</text:span>i, 0 ≤ i &lt; length s</text:p>
      <text:p text:style-name="P29"><text:tab/>where ch = s(i)</text:p>
      <text:p text:style-name="P29"/>
      <text:p text:style-name="P29"><text:span text:style-name="T92">insertRange (pos: Int, t: Text, start: Int, nchars: Int)</text:span></text:p>
      <text:p text:style-name="P29">P<text:span text:style-name="T93">RE: </text:span>0 ≤ pos &lt; sum llen</text:p>
      <text:p text:style-name="P29"><text:s text:c="7"/>0 ≤ start ≤ start+nchars &lt; length t</text:p>
      <text:p text:style-name="P29">P<text:span text:style-name="T93">OST: </text:span>as insert(pos+i, ch)<text:span text:style-name="T96"> ∀</text:span>i, 0 ≤ i &lt; nchars</text:p>
      <text:p text:style-name="P29"><text:tab/>where ch = t(start+i)</text:p>
      <text:p text:style-name="P31"/>
      <text:p text:style-name="P29"><text:span text:style-name="T92">deleteChar (pos: Int)</text:span></text:p>
      <text:p text:style-name="P29">P<text:span text:style-name="T93">RE:</text:span> 0 ≤ pos &lt; sum llen</text:p>
      <text:p text:style-name="P29">P<text:span text:style-name="T93">OST:</text:span> sum llen = sum llen<text:span text:style-name="T94">0</text:span> - 1</text:p>
      <text:p text:style-name="P29"><text:s text:c="8"/>IF (getColumn(pos+1) ≠ 0) THEN llen = llen<text:span text:style-name="T94">0</text:span>[0..n) ++ [llen<text:span text:style-name="T94">0</text:span>(n)-1] ++ llen<text:span text:style-name="T94">0</text:span>[n+1..length llen<text:span text:style-name="T94">0</text:span>)</text:p>
      <text:p text:style-name="P29"><text:s text:c="8"/>ELSE llen = llen<text:span text:style-name="T94">0</text:span>[0..n) ++ [llen<text:span text:style-name="T94">0</text:span>(n) + llen<text:span text:style-name="T94">0</text:span>(n+1) -1] ++ llen<text:span text:style-name="T94">0</text:span>[n+2..length llen<text:span text:style-name="T94">0</text:span>)</text:p>
      <text:p text:style-name="P29"><text:tab/>where n = getRow(pos)</text:p>
      <text:p text:style-name="P29"/>
      <text:p text:style-name="P29"><text:span text:style-name="T92">deleteRange (start: Int, len: Int)</text:span></text:p>
      <text:p text:style-name="P29">P<text:span text:style-name="T93">RE:</text:span> 0 ≤ start ≤ start+len &lt; sum llen</text:p>
      <text:p text:style-name="P29">P<text:span text:style-name="T93">OST: </text:span>as deleteChar(pos), carried out len times</text:p>
      <text:p text:style-name="P31"/>
      <text:p text:style-name="P29"><text:span text:style-name="T92">getPos (row: Int, col: Int) = r: Int</text:span></text:p>
      <text:p text:style-name="P29">P<text:span text:style-name="T93">RE: </text:span>0 ≤ row &lt; numLines</text:p>
      <text:p text:style-name="P29"><text:s text:c="7"/>0 ≤ col &lt; max llen </text:p>
      <text:p text:style-name="P29">P<text:span text:style-name="T93">OST: </text:span>llen = llen<text:span text:style-name="T94">0</text:span></text:p>
      <text:p text:style-name="P29"><text:s text:c="8"/>r = (sum llen[0..row)) + col</text:p>
      <text:p text:style-name="P31"/>
      <text:p text:style-name="P29"><text:span text:style-name="T92">fetchLinePos (n: Int) = (x: Int, y: Int)</text:span></text:p>
      <text:p text:style-name="P29">P<text:span text:style-name="T93">RE:</text:span> 0 ≤ n &lt; numLines</text:p>
      <text:p text:style-name="P29">P<text:span text:style-name="T93">OST: </text:span>llen = llen<text:span text:style-name="T94">0</text:span></text:p>
      <text:p text:style-name="P29"><text:s text:c="8"/>x = sum llen[0..n)</text:p>
      <text:p text:style-name="P28"><text:span text:style-name="T3"><text:s text:c="8"/>y = lle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4:46:50.295276085</meta:creation-date>
    <dc:date>2016-02-04T12:20:25.108286289</dc:date>
    <meta:editing-duration>P1DT11H45M3S</meta:editing-duration>
    <meta:editing-cycles>92</meta:editing-cycles>
    <meta:generator>LibreOffice/4.2.8.2$Linux_X86_64 LibreOffice_project/420m0$Build-2</meta:generator>
    <meta:document-statistic meta:table-count="0" meta:image-count="0" meta:object-count="0" meta:page-count="5" meta:paragraph-count="93" meta:word-count="2721" meta:character-count="15619" meta:non-whitespace-character-count="12831"/>
  </office:meta>
</office:document-meta>
</file>